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ef68" officeooo:paragraph-rsid="000fef68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fef68" officeooo:paragraph-rsid="000fef6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ef68" officeooo:paragraph-rsid="000fef6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27ab" officeooo:paragraph-rsid="001327ab" style:font-size-asian="10.5pt" style:font-size-complex="12pt"/>
    </style:style>
    <style:style style:name="T1" style:family="text">
      <style:text-properties officeooo:rsid="00113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web</text:p>
      <text:p text:style-name="P1"/>
      <text:p text:style-name="P3">Travail effectué : <text:span text:style-name="T1">Par Noa, Kévin, Kilian O, Cédric</text:span></text:p>
      <text:p text:style-name="P4">Html : Cédric, Noa, Kilian O</text:p>
      <text:p text:style-name="P4">Css : Cédric, Kévin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6T17:55:27.276000000</meta:creation-date>
    <dc:date>2022-04-26T18:11:31.954000000</dc:date>
    <meta:editing-duration>PT5M54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4" meta:word-count="21" meta:character-count="106" meta:non-whitespace-character-count="89"/>
  </office:meta>
</office:document-meta>
</file>